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stroke-linejoin="none" draw:fill="solid" draw:fill-color="#cccccc" draw:opacity="50%" draw:textarea-horizontal-align="justify" draw:textarea-vertical-align="middle" draw:auto-grow-height="false" fo:min-height="17.53cm" fo:min-width="17.28cm" draw:shadow="hidden" draw:shadow-opacity="50%"/>
    </style:style>
    <style:style style:name="gr2" style:family="graphic" style:parent-style-name="standard">
      <style:graphic-properties draw:stroke="none" svg:stroke-color="#000000" draw:fill="solid" draw:fill-color="#6666ff" draw:opacity="50%" draw:textarea-horizontal-align="justify" draw:textarea-vertical-align="middle" draw:auto-grow-height="false" fo:min-height="9.91cm" fo:min-width="12.454cm" draw:shadow="hidden" draw:shadow-opacity="50%"/>
    </style:style>
    <style:style style:name="gr3" style:family="graphic" style:parent-style-name="standard">
      <style:graphic-properties draw:stroke="none" svg:stroke-color="#000000" draw:fill="none" draw:fill-color="#ffffff" fo:min-height="1.655cm" draw:shadow="hidden"/>
    </style:style>
    <style:style style:name="gr4" style:family="graphic" style:parent-style-name="standard">
      <style:graphic-properties draw:stroke="none" svg:stroke-color="#000000" draw:fill="solid" draw:fill-color="#ff3333" draw:opacity="75%" draw:textarea-horizontal-align="justify" draw:textarea-vertical-align="middle" draw:auto-grow-height="false" fo:min-height="2.798cm" fo:min-width="2.675cm" draw:shadow="hidden" draw:shadow-opacity="75%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2.016cm" svg:y="1.88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54cm" svg:height="10.16cm" svg:x="2.043cm" svg:y="9.509cm"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8.001cm" svg:height="1.905cm" svg:x="13.489cm" svg:y="2.805cm">
          <draw:text-box>
            <text:p>304.0M (100.0K)</text:p>
          </draw:text-box>
        </draw:frame>
        <draw:frame draw:style-name="gr3" draw:layer="layout" svg:width="8.001cm" svg:height="1.905cm" svg:x="10.017cm" svg:y="9.89cm">
          <draw:text-box>
            <text:p>128.9M (42.4K)</text:p>
          </draw:text-box>
        </draw:frame>
        <draw:custom-shape draw:style-name="gr4" draw:text-style-name="P1" draw:layer="layout" svg:width="3.175cm" svg:height="3.048cm" svg:x="2.016cm" svg:y="16.62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001cm" svg:height="1.905cm" svg:x="2.17cm" svg:y="16.848cm">
          <draw:text-box>
            <text:p><text:span text:style-name="T1">10.1M (3.3K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Tiger</meta:initial-creator>
    <meta:creation-date>2018-05-17T22:16:09.184538827</meta:creation-date>
    <dc:date>2018-05-17T23:00:17.272838578</dc:date>
    <dc:creator>Matthew Tiger</dc:creator>
    <meta:editing-duration>PT20M22S</meta:editing-duration>
    <meta:editing-cycles>4</meta:editing-cycles>
    <meta:generator>LibreOffice/4.3.3.2$Linux_X86_64 LibreOffice_project/430m0$Build-2</meta:generator>
    <meta:document-statistic meta:object-count="6"/>
  </office:meta>
</office:document-meta>
</file>